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-worksheet-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worksheet-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(Copy the generated price report into this section every da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nt Quantity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Price Each (w/o tax)</text:p>
          </table:table-cell>
          <table:table-cell table:style-name="ce1" office:value-type="string" calcext:value-type="string">
            <text:p>Min Price Each</text:p>
          </table:table-cell>
          <table:table-cell table:style-name="ce1" office:value-type="string" calcext:value-type="string">
            <text:p>Max Purchase Price Each</text:p>
          </table:table-cell>
          <table:table-cell table:style-name="ce1" office:value-type="string" calcext:value-type="string">
            <text:p>Actual Quantity</text:p>
          </table:table-cell>
          <table:table-cell table:style-name="ce1" office:value-type="string" calcext:value-type="string">
            <text:p>Sells per Day</text:p>
          </table:table-cell>
          <table:table-cell table:style-name="ce1" office:value-type="string" calcext:value-type="string">
            <text:p>Universalis UR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リスタル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306.72" calcext:value-type="float">
            <text:p>17306.72</text:p>
          </table:table-cell>
          <table:table-cell table:style-name="ce2" office:value-type="string" calcext:value-type="string">
            <text:p><text:a xlink:href="https://universalis.app/market/8" xlink:type="simple">https://universalis.app/market/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ファイア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6" calcext:value-type="float">
            <text:p>26</text:p>
          </table:table-cell>
          <table:table-cell table:style-name="ce1" office:value-type="float" office:value="4699" calcext:value-type="float">
            <text:p>4699</text:p>
          </table:table-cell>
          <table:table-cell table:style-name="ce1" office:value-type="float" office:value="16101.71" calcext:value-type="float">
            <text:p>16101.71</text:p>
          </table:table-cell>
          <table:table-cell table:style-name="ce2" office:value-type="string" calcext:value-type="string">
            <text:p><text:a xlink:href="https://universalis.app/market/14" xlink:type="simple">https://universalis.app/market/1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ウォーター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8586.86" calcext:value-type="float">
            <text:p>18586.86</text:p>
          </table:table-cell>
          <table:table-cell table:style-name="ce2" office:value-type="string" calcext:value-type="string">
            <text:p><text:a xlink:href="https://universalis.app/market/19" xlink:type="simple">https://universalis.app/market/1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ナシゴレン[HQ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32.7" calcext:value-type="float">
            <text:p>332.7</text:p>
          </table:table-cell>
          <table:table-cell table:number-columns-repeated="2" table:style-name="ce1" office:value-type="float" office:value="333" calcext:value-type="float">
            <text:p>3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71" calcext:value-type="float">
            <text:p>17.71</text:p>
          </table:table-cell>
          <table:table-cell table:style-name="ce2" office:value-type="string" calcext:value-type="string">
            <text:p><text:a xlink:href="https://universalis.app/market/44078" xlink:type="simple">https://universalis.app/market/44078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ロネークステーキ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97.78" calcext:value-type="float">
            <text:p>797.78</text:p>
          </table:table-cell>
          <table:table-cell table:number-columns-repeated="2" table:style-name="ce1" office:value-type="float" office:value="798" calcext:value-type="float">
            <text:p>7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.71" calcext:value-type="float">
            <text:p>80.71</text:p>
          </table:table-cell>
          <table:table-cell table:style-name="ce2" office:value-type="string" calcext:value-type="string">
            <text:p><text:a xlink:href="https://universalis.app/market/44091" xlink:type="simple">https://universalis.app/market/4409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セビーチェ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2100" calcext:value-type="float">
            <text:p>2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.86" calcext:value-type="float">
            <text:p>87.86</text:p>
          </table:table-cell>
          <table:table-cell table:style-name="ce2" office:value-type="string" calcext:value-type="string">
            <text:p><text:a xlink:href="https://universalis.app/market/44842" xlink:type="simple">https://universalis.app/market/4484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02.72" calcext:value-type="float">
            <text:p>202.72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14" calcext:value-type="float">
            <text:p>2.14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魔匠の薬液[HQ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384.39" calcext:value-type="float">
            <text:p>1384.39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23.96" calcext:value-type="float">
            <text:p>223.96</text:p>
          </table:table-cell>
          <table:table-cell table:number-columns-repeated="2" table:style-name="ce1" office:value-type="float" office:value="224" calcext:value-type="float">
            <text:p>2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4.14" calcext:value-type="float">
            <text:p>254.14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ーディアル[HQ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ブラウンカルダモン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64.97" calcext:value-type="float">
            <text:p>764.97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2.29" calcext:value-type="float">
            <text:p>322.29</text:p>
          </table:table-cell>
          <table:table-cell table:style-name="ce2" office:value-type="string" calcext:value-type="string">
            <text:p><text:a xlink:href="https://universalis.app/market/44171" xlink:type="simple">https://universalis.app/market/4417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96.09" calcext:value-type="float">
            <text:p>196.0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89.14" calcext:value-type="float">
            <text:p>389.14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403.96" calcext:value-type="float">
            <text:p>403.9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76.14" calcext:value-type="float">
            <text:p>76.1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835" calcext:value-type="float">
            <text:p>835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06.57" calcext:value-type="float">
            <text:p>206.57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26.76" calcext:value-type="float">
            <text:p>126.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68.43" calcext:value-type="float">
            <text:p>368.43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88.76" calcext:value-type="float">
            <text:p>288.7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01.57" calcext:value-type="float">
            <text:p>101.57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492.29" calcext:value-type="float">
            <text:p>492.2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6.57" calcext:value-type="float">
            <text:p>156.57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スワンプモンクのモモ肉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61.54" calcext:value-type="float">
            <text:p>261.54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04.14" calcext:value-type="float">
            <text:p>304.14</text:p>
          </table:table-cell>
          <table:table-cell table:style-name="ce2" office:value-type="string" calcext:value-type="string">
            <text:p><text:a xlink:href="https://universalis.app/market/44064" xlink:type="simple">https://universalis.app/market/44064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01.29" calcext:value-type="float">
            <text:p>201.29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黄金の霊砂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number-columns-repeated="3" table:style-name="ce1" office:value-type="float" office:value="390" calcext:value-type="float">
            <text:p>39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3.14" calcext:value-type="float">
            <text:p>523.14</text:p>
          </table:table-cell>
          <table:table-cell table:style-name="ce2" office:value-type="string" calcext:value-type="string">
            <text:p><text:a xlink:href="https://universalis.app/market/44035" xlink:type="simple">https://universalis.app/market/4403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98" calcext:value-type="float">
            <text:p>-298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1382.94" calcext:value-type="float">
            <text:p>1382.94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600" calcext:value-type="float">
            <text:p>-60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103.34" calcext:value-type="float">
            <text:p>103.3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835" calcext:value-type="float">
            <text:p>-835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257.96" calcext:value-type="float">
            <text:p>257.96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170" calcext:value-type="float">
            <text:p>-170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1144.31" calcext:value-type="float">
            <text:p>1144.31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780" calcext:value-type="float">
            <text:p>-780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40.8" calcext:value-type="float">
            <text:p>40.8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793" calcext:value-type="float">
            <text:p>-793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215.55" calcext:value-type="float">
            <text:p>215.55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145" calcext:value-type="float">
            <text:p>-145</text:p>
          </table:table-cell>
          <table:table-cell table:style-name="ce1"/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3868.85" calcext:value-type="float">
            <text:p>3868.85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ムケッ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number-columns-repeated="2" table:style-name="ce1" office:value-type="float" office:value="-2222" calcext:value-type="float">
            <text:p>-2222</text:p>
          </table:table-cell>
          <table:table-cell table:style-name="ce1"/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3789.94" calcext:value-type="float">
            <text:p>3789.94</text:p>
          </table:table-cell>
          <table:table-cell table:style-name="ce2" office:value-type="string" calcext:value-type="string">
            <text:p><text:a xlink:href="https://universalis.app/market/44178" xlink:type="simple">https://universalis.app/market/44178</text:a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Gathering yield is measured with iLv707/5345/5173/GP930 gea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ther Plan</text:p>
          </table:table-cell>
          <table:table-cell table:number-columns-repeated="6"/>
          <table:table-cell table:style-name="ce1" office:value-type="string" calcext:value-type="string">
            <text:p>Yield / Cordial</text:p>
          </table:table-cell>
          <table:table-cell table:style-name="ce1" office:value-type="string" calcext:value-type="string">
            <text:p>Time / Cordial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トラルコーン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4])*1.05" office:value-type="float" office:value="4226.04" calcext:value-type="float">
            <text:p>4,226.04</text:p>
          </table:table-cell>
          <table:table-cell table:style-name="ce4" table:formula="of:=[.$D$23]*[.$H34]*3600/[.$I34]*-0.97" office:value-type="float" office:value="520308" calcext:value-type="float">
            <text:p>520,308.00</text:p>
          </table:table-cell>
          <table:table-cell table:style-name="ce4" table:formula="of:=[.$K34]-[.$J34]" office:value-type="float" office:value="516081.96" calcext:value-type="float">
            <text:p>516,081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ココナッツ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5])*1.05" office:value-type="float" office:value="4226.04" calcext:value-type="float">
            <text:p>4,226.04</text:p>
          </table:table-cell>
          <table:table-cell table:style-name="ce4" table:formula="of:=[.$D$26]*[.$H35]*3600/[.$I35]*-0.97" office:value-type="float" office:value="296820" calcext:value-type="float">
            <text:p>296,820.00</text:p>
          </table:table-cell>
          <table:table-cell table:style-name="ce4" table:formula="of:=[.$K35]-[.$J35]" office:value-type="float" office:value="292593.96" calcext:value-type="float">
            <text:p>292,593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(ナシゴレン[HQ] + Cordial) → ヤースラニガーリック</text:p>
          </table:table-cell>
          <table:table-cell table:number-columns-repeated="6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I36])*1.05" office:value-type="float" office:value="4226.04" calcext:value-type="float">
            <text:p>4,226.04</text:p>
          </table:table-cell>
          <table:table-cell table:style-name="ce4" table:formula="of:=[.$D$29]*[.$H36]*3600/[.$I36]*-0.97" office:value-type="float" office:value="253170" calcext:value-type="float">
            <text:p>253,170.00</text:p>
          </table:table-cell>
          <table:table-cell table:style-name="ce4" table:formula="of:=[.$K36]-[.$J36]" office:value-type="float" office:value="248943.96" calcext:value-type="float">
            <text:p>248,943.9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Crafting time and yield are measured with iLv707/5428/5084/CP645 gears and Raphael FFXIV Crafting Solve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hesis Plan</text:p>
          </table:table-cell>
          <table:table-cell table:number-columns-repeated="6"/>
          <table:table-cell table:style-name="ce1" office:value-type="string" calcext:value-type="string">
            <text:p>Yield / Craft</text:p>
          </table:table-cell>
          <table:table-cell table:style-name="ce1" office:value-type="string" calcext:value-type="string">
            <text:p>Time / Craft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 トラルコーン → トラルコーンオイル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4]*6)*99*3600/[.$I40]*1.05" office:value-type="float" office:value="1606356.36" calcext:value-type="float">
            <text:p>1,606,356.36</text:p>
          </table:table-cell>
          <table:table-cell table:style-name="ce4" table:formula="of:=[.$D$24]*[.$H40]*3600/[.$I40]*-0.97" office:value-type="float" office:value="1885680" calcext:value-type="float">
            <text:p>1,885,680.00</text:p>
          </table:table-cell>
          <table:table-cell table:style-name="ce4" table:formula="of:=[.$K40]-[.$J40]" office:value-type="float" office:value="279323.64" calcext:value-type="float">
            <text:p>279,323.6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 トラルコーン → トラルコーンオイ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25" calcext:value-type="float">
            <text:p>25.00</text:p>
          </table:table-cell>
          <table:table-cell table:style-name="ce4" table:formula="of:=([.$D$3]*8+[.$D$14]*6)*3600/[.$I41]*1.05" office:value-type="float" office:value="214180.848" calcext:value-type="float">
            <text:p>214,180.85</text:p>
          </table:table-cell>
          <table:table-cell table:style-name="ce4" table:formula="of:=[.$D$25]*[.$H41]*3600/[.$I41]*-0.97" office:value-type="float" office:value="349898.4" calcext:value-type="float">
            <text:p>349,898.40</text:p>
          </table:table-cell>
          <table:table-cell table:style-name="ce4" table:formula="of:=[.$K41]-[.$J41]" office:value-type="float" office:value="135717.552" calcext:value-type="float">
            <text:p>135,717.5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3 ココナッツ → ココナッツミルク</text:p>
          </table:table-cell>
          <table:table-cell table:number-columns-repeated="6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7]*6)*99*3600/[.$I42]*1.05" office:value-type="float" office:value="1134635.04" calcext:value-type="float">
            <text:p>1,134,635.04</text:p>
          </table:table-cell>
          <table:table-cell table:style-name="ce4" table:formula="of:=[.$D$27]*[.$H42]*3600/[.$I42]*-0.97" office:value-type="float" office:value="2451384" calcext:value-type="float">
            <text:p>2,451,384.00</text:p>
          </table:table-cell>
          <table:table-cell table:style-name="ce4" table:formula="of:=[.$K42]-[.$J42]" office:value-type="float" office:value="1316748.96" calcext:value-type="float">
            <text:p>1,316,748.9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ココナッツ → ココナッツミルク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8.75" calcext:value-type="float">
            <text:p>8.75</text:p>
          </table:table-cell>
          <table:table-cell table:style-name="ce4" table:formula="of:=([.$D$3]*8+[.$D$17]*6)*3600/[.$I43]*1.05" office:value-type="float" office:value="432241.92" calcext:value-type="float">
            <text:p>432,241.92</text:p>
          </table:table-cell>
          <table:table-cell table:style-name="ce4" table:formula="of:=[.$D$28]*[.$H43]*3600/[.$I43]*-0.97" office:value-type="float" office:value="949424.9143" calcext:value-type="float">
            <text:p>949,424.91</text:p>
          </table:table-cell>
          <table:table-cell table:style-name="ce4" table:formula="of:=[.$K43]-[.$J43]" office:value-type="float" office:value="517182.9943" calcext:value-type="float">
            <text:p>517,182.9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5 トラルコーンオイル + ココナッツミルク + (ロネークステーキ[HQ]) → ムケッカ[HQ]</text:p>
          </table:table-cell>
          <table:table-cell table:number-columns-repeated="6"/>
          <table:table-cell table:style-name="ce1" office:value-type="float" office:value="2.94" calcext:value-type="float">
            <text:p>2.94</text:p>
          </table:table-cell>
          <table:table-cell table:style-name="ce3" office:value-type="float" office:value="67.5" calcext:value-type="float">
            <text:p>67.50</text:p>
          </table:table-cell>
          <table:table-cell table:style-name="ce4" table:formula="of:=(([.$D$4]*3+[.$D$5]*3+[.$D$13]+[.$D$15]*2+[.$D$18]+[.$D$20]+[.$D$21]+[.$D$22])*3600/[.$I44]+[.$D$7]*2)*1.05" office:value-type="float" office:value="153165.978" calcext:value-type="float">
            <text:p>153,165.98</text:p>
          </table:table-cell>
          <table:table-cell table:style-name="ce4" table:formula="of:=[.$D$30]*[.$H44]*3600/[.$I44]*-0.97" office:value-type="float" office:value="337957.312" calcext:value-type="float">
            <text:p>337,957.31</text:p>
          </table:table-cell>
          <table:table-cell table:style-name="ce4" table:formula="of:=[.$K44]-[.$J44]" office:value-type="float" office:value="184791.334" calcext:value-type="float">
            <text:p>184,791.3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6 トラルコーンオイル + ココナッツミルク + (ロネークステーキ[HQ] + CP+21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3.75" calcext:value-type="float">
            <text:p>63.75</text:p>
          </table:table-cell>
          <table:table-cell table:style-name="ce4" table:formula="of:=(([.$D$4]*3+[.$D$5]*3+[.$D$13]+[.$D$15]*2+[.$D$18]+[.$D$20]+[.$D$21]+[.$D$22])*3600/[.$I45]+[.$D$7]*2+[.$D$9]*4)*1.05" office:value-type="float" office:value="162928.6161" calcext:value-type="float">
            <text:p>162,928.62</text:p>
          </table:table-cell>
          <table:table-cell table:style-name="ce4" table:formula="of:=[.$D$30]*[.$H45]*3600/[.$I45]*-0.97" office:value-type="float" office:value="365139.952941176" calcext:value-type="float">
            <text:p>365,139.95</text:p>
          </table:table-cell>
          <table:table-cell table:style-name="ce4" table:formula="of:=[.$K45]-[.$J45]" office:value-type="float" office:value="202211.336841176" calcext:value-type="float">
            <text:p>202,211.3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7 トラルコーンオイル + ココナッツミルク + (ロネークステーキ[HQ] + CP+27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61.25" calcext:value-type="float">
            <text:p>61.25</text:p>
          </table:table-cell>
          <table:table-cell table:style-name="ce4" table:formula="of:=(([.$D$4]*3+[.$D$5]*3+[.$D$13]+[.$D$15]*2+[.$D$18]+[.$D$20]+[.$D$21]+[.$D$22])*3600/[.$I46]+[.$D$7]*2+[.$D$10]*4)*1.05" office:value-type="float" office:value="174438.6446" calcext:value-type="float">
            <text:p>174,438.64</text:p>
          </table:table-cell>
          <table:table-cell table:style-name="ce4" table:formula="of:=[.$D$30]*[.$H46]*3600/[.$I46]*-0.97" office:value-type="float" office:value="380043.624489796" calcext:value-type="float">
            <text:p>380,043.62</text:p>
          </table:table-cell>
          <table:table-cell table:style-name="ce4" table:formula="of:=[.$K46]-[.$J46]" office:value-type="float" office:value="205604.979889796" calcext:value-type="float">
            <text:p>205,604.9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8 トラルコーンオイル + ココナッツミルク[HQ]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7.5" calcext:value-type="float">
            <text:p>47.50</text:p>
          </table:table-cell>
          <table:table-cell table:style-name="ce4" table:formula="of:=(([.$D$4]*3+[.$D$5]*3+[.$D$13]+[.$D$15]*2+[.$D$19]+[.$D$20]+[.$D$21]+[.$D$22])*3600/[.$I47]+[.$D$7]*2)*1.05" office:value-type="float" office:value="233148.2138" calcext:value-type="float">
            <text:p>233,148.21</text:p>
          </table:table-cell>
          <table:table-cell table:style-name="ce4" table:formula="of:=[.$D$30]*[.$H47]*3600/[.$I47]*-0.97" office:value-type="float" office:value="490056.252631579" calcext:value-type="float">
            <text:p>490,056.25</text:p>
          </table:table-cell>
          <table:table-cell table:style-name="ce4" table:formula="of:=[.$K47]-[.$J47]" office:value-type="float" office:value="256908.038831579" calcext:value-type="float">
            <text:p>256,908.0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9 トラルコーンオイル[HQ] + ココナッツミルク + (ロネークステーキ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1.25" calcext:value-type="float">
            <text:p>41.25</text:p>
          </table:table-cell>
          <table:table-cell table:style-name="ce4" table:formula="of:=(([.$D$4]*3+[.$D$5]*3+[.$D$13]+[.$D$16]*2+[.$D$18]+[.$D$20]+[.$D$21]+[.$D$22])*3600/[.$I48]+[.$D$7]*2)*1.05" office:value-type="float" office:value="328566.9889" calcext:value-type="float">
            <text:p>328,566.99</text:p>
          </table:table-cell>
          <table:table-cell table:style-name="ce4" table:formula="of:=[.$D$30]*[.$H48]*3600/[.$I48]*-0.97" office:value-type="float" office:value="564307.2" calcext:value-type="float">
            <text:p>564,307.20</text:p>
          </table:table-cell>
          <table:table-cell table:style-name="ce4" table:formula="of:=[.$K48]-[.$J48]" office:value-type="float" office:value="235740.2111" calcext:value-type="float">
            <text:p>235,740.2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0 トラルコーンオイル[HQ] + ココナッツミルク + (セビーチェ[HQ])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.00</text:p>
          </table:table-cell>
          <table:table-cell table:style-name="ce4" table:formula="of:=(([.$D$4]*3+[.$D$5]*3+[.$D$13]+[.$D$16]*2+[.$D$18]+[.$D$20]+[.$D$21]+[.$D$22])*3600/[.$I49]+[.$D$8]*2)*1.05" office:value-type="float" office:value="341517.015" calcext:value-type="float">
            <text:p>341,517.02</text:p>
          </table:table-cell>
          <table:table-cell table:style-name="ce4" table:formula="of:=[.$D$30]*[.$H49]*3600/[.$I49]*-0.97" office:value-type="float" office:value="581941.8" calcext:value-type="float">
            <text:p>581,941.80</text:p>
          </table:table-cell>
          <table:table-cell table:style-name="ce4" table:formula="of:=[.$K49]-[.$J49]" office:value-type="float" office:value="240424.785" calcext:value-type="float">
            <text:p>240,424.7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11 トラルコーンオイル[HQ] + ココナッツミルク[HQ] → ムケッカ[HQ]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3" office:value-type="float" office:value="37.5" calcext:value-type="float">
            <text:p>37.50</text:p>
          </table:table-cell>
          <table:table-cell table:style-name="ce4" table:formula="of:=([.$D$4]*3+[.$D$5]*3+[.$D$13]+[.$D$16]*2+[.$D$19]+[.$D$20]+[.$D$21]+[.$D$22])*3600/[.$I50]*1.05" office:value-type="float" office:value="380096.64" calcext:value-type="float">
            <text:p>380,096.64</text:p>
          </table:table-cell>
          <table:table-cell table:style-name="ce4" table:formula="of:=[.$D$30]*[.$H50]*3600/[.$I50]*-0.97" office:value-type="float" office:value="620737.92" calcext:value-type="float">
            <text:p>620,737.92</text:p>
          </table:table-cell>
          <table:table-cell table:style-name="ce4" table:formula="of:=[.$K50]-[.$J50]" office:value-type="float" office:value="240641.28" calcext:value-type="float">
            <text:p>240,641.2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What if I craft the intermediate product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ound Synthesis Plan</text:p>
          </table:table-cell>
          <table:table-cell table:number-columns-repeated="6"/>
          <table:table-cell table:style-name="ce1" office:value-type="string" calcext:value-type="string">
            <text:p>Yield / Batch</text:p>
          </table:table-cell>
          <table:table-cell table:style-name="ce1" office:value-type="string" calcext:value-type="string">
            <text:p>Time / Batch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9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8]*3" office:value-type="float" office:value="173.75" calcext:value-type="float">
            <text:p>173.75</text:p>
          </table:table-cell>
          <table:table-cell table:style-name="ce4" table:formula="of:=(([.$D$3]*8+[.$D$14]*6)*2+([.$D$4]*3+[.$D$5]*3+[.$D$13]+[.$D$18]+[.$D$20]+[.$D$21]+[.$D$22]+[.$D$7]*[.$I$48]/1800)*3)*3600/[.$I54]*1.05" office:value-type="float" office:value="186655.5815" calcext:value-type="float">
            <text:p>186,655.58</text:p>
          </table:table-cell>
          <table:table-cell table:style-name="ce4" table:formula="of:=[.$D$30]*[.$H54]*3600/[.$I54]*-0.97" office:value-type="float" office:value="401916.638848921" calcext:value-type="float">
            <text:p>401,916.64</text:p>
          </table:table-cell>
          <table:table-cell table:style-name="ce4" table:formula="of:=[.$K54]-[.$J54]" office:value-type="float" office:value="215261.057348921" calcext:value-type="float">
            <text:p>215,261.0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0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49]*3" office:value-type="float" office:value="170" calcext:value-type="float">
            <text:p>170.00</text:p>
          </table:table-cell>
          <table:table-cell table:style-name="ce4" table:formula="of:=(([.$D$3]*8+[.$D$14]*6)*2+([.$D$4]*3+[.$D$5]*3+[.$D$13]+[.$D$18]+[.$D$20]+[.$D$21]+[.$D$22]+[.$D$8]*[.$I$49]/1800)*3)*3600/[.$I55]*1.05" office:value-type="float" office:value="192666.3776" calcext:value-type="float">
            <text:p>192,666.38</text:p>
          </table:table-cell>
          <table:table-cell table:style-name="ce4" table:formula="of:=[.$D$30]*[.$H55]*3600/[.$I55]*-0.97" office:value-type="float" office:value="410782.447058824" calcext:value-type="float">
            <text:p>410,782.45</text:p>
          </table:table-cell>
          <table:table-cell table:style-name="ce4" table:formula="of:=[.$K55]-[.$J55]" office:value-type="float" office:value="218116.069458823" calcext:value-type="float">
            <text:p>218,116.0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1]*2+[.I$50]*3" office:value-type="float" office:value="162.5" calcext:value-type="float">
            <text:p>162.50</text:p>
          </table:table-cell>
          <table:table-cell table:style-name="ce4" table:formula="of:=(([.$D$3]*8+[.$D$14]*6)*2+([.$D$4]*3+[.$D$5]*3+[.$D$13]+[.$D$19]+[.$D$20]+[.$D$21]+[.$D$22])*3)*3600/[.$I56]*1.05" office:value-type="float" office:value="212505.3194" calcext:value-type="float">
            <text:p>212,505.32</text:p>
          </table:table-cell>
          <table:table-cell table:style-name="ce4" table:formula="of:=[.$D$30]*[.$H56]*3600/[.$I56]*-0.97" office:value-type="float" office:value="429741.636923077" calcext:value-type="float">
            <text:p>429,741.64</text:p>
          </table:table-cell>
          <table:table-cell table:style-name="ce4" table:formula="of:=[.$K56]-[.$J56]" office:value-type="float" office:value="217236.317523077" calcext:value-type="float">
            <text:p>217,236.3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8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7]*3" office:value-type="float" office:value="151.25" calcext:value-type="float">
            <text:p>151.25</text:p>
          </table:table-cell>
          <table:table-cell table:style-name="ce4" table:formula="of:=(([.$D$3]*8+[.$D$17]*6)+([.$D$4]*3+[.$D$5]*3+[.$D$13]+[.$D$15]*2+[.$D$20]+[.$D$21]+[.$D$22]+[.$D$7]*[.$I$47]/1800)*3)*3600/[.$I57]*1.05" office:value-type="float" office:value="207756.487" calcext:value-type="float">
            <text:p>207,756.49</text:p>
          </table:table-cell>
          <table:table-cell table:style-name="ce4" table:formula="of:=[.$D$30]*[.$H57]*3600/[.$I57]*-0.97" office:value-type="float" office:value="461705.890909091" calcext:value-type="float">
            <text:p>461,705.89</text:p>
          </table:table-cell>
          <table:table-cell table:style-name="ce4" table:formula="of:=[.$K57]-[.$J57]" office:value-type="float" office:value="253949.403909091" calcext:value-type="float">
            <text:p>253,949.4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50]*3" office:value-type="float" office:value="121.25" calcext:value-type="float">
            <text:p>121.25</text:p>
          </table:table-cell>
          <table:table-cell table:style-name="ce4" table:formula="of:=(([.$D$3]*8+[.$D$17]*6)+([.$D$4]*3+[.$D$5]*3+[.$D$13]+[.$D$16]*2+[.$D$20]+[.$D$21]+[.$D$22])*3)*3600/[.$I58]*1.05" office:value-type="float" office:value="337817.8986" calcext:value-type="float">
            <text:p>337,817.90</text:p>
          </table:table-cell>
          <table:table-cell table:style-name="ce4" table:formula="of:=[.$D$30]*[.$H58]*3600/[.$I58]*-0.97" office:value-type="float" office:value="575942.4" calcext:value-type="float">
            <text:p>575,942.40</text:p>
          </table:table-cell>
          <table:table-cell table:style-name="ce4" table:formula="of:=[.$K58]-[.$J58]" office:value-type="float" office:value="238124.5014" calcext:value-type="float">
            <text:p>238,124.5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#2(×2) + #4 + #11(×3)</text:p>
          </table:table-cell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4" table:formula="of:=[.I$43]+[.I$41]*2+[.I$50]*3" office:value-type="float" office:value="171.25" calcext:value-type="float">
            <text:p>171.25</text:p>
          </table:table-cell>
          <table:table-cell table:style-name="ce4" table:formula="of:=(([.$D$3]*8+[.$D$14]*6)*2+([.$D$3]*8+[.$D$17]*6)+([.$D$4]*3+[.$D$5]*3+[.$D$13]+[.$D$20]+[.$D$21]+[.$D$22])*3)*3600/[.$I59]*1.05" office:value-type="float" office:value="191133.7962" calcext:value-type="float">
            <text:p>191,133.80</text:p>
          </table:table-cell>
          <table:table-cell table:style-name="ce4" table:formula="of:=[.$D$30]*[.$H59]*3600/[.$I59]*-0.97" office:value-type="float" office:value="407784.035036496" calcext:value-type="float">
            <text:p>407,784.04</text:p>
          </table:table-cell>
          <table:table-cell table:style-name="ce4" table:formula="of:=[.$K59]-[.$J59]" office:value-type="float" office:value="216650.238836496" calcext:value-type="float">
            <text:p>216,650.24</text:p>
          </table:table-cell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-worksheet-Moqueca" style:display-name="PageStyle_example-worksheet-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5" meta:object-count="0"/>
    <meta:generator>LibreOfficeDev/6.0.5.2$Linux_X86_64 LibreOffice_project/</meta:generator>
  </office:meta>
</office:document-meta>
</file>